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Operation done</text:p>
          </table:table-cell>
        </table:table-row>
        <table:table-row table:style-name="ro1">
          <table:table-cell office:value-type="string">
            <text:p><text:s/>0x00050002</text:p>
          </table:table-cell>
          <table:table-cell office:value-type="string">
            <text:p>Report warning limit reached, less then 60 financial Z reports are available</text:p>
          </table:table-cell>
        </table:table-row>
        <table:table-row table:style-name="ro1">
          <table:table-cell office:value-type="string">
            <text:p><text:s/>0x0006000B</text:p>
          </table:table-cell>
          <table:table-cell office:value-type="string">
            <text:p>Wrong parameter value</text:p>
          </table:table-cell>
        </table:table-row>
        <table:table-row table:style-name="ro1">
          <table:table-cell office:value-type="string">
            <text:p><text:s/>0x010A001A</text:p>
          </table:table-cell>
          <table:table-cell office:value-type="string">
            <text:p>Journal warning limit. Journal used on 80%.</text:p>
          </table:table-cell>
        </table:table-row>
        <table:table-row table:style-name="ro1">
          <table:table-cell office:value-type="string">
            <text:p><text:s/>0x010A001B</text:p>
          </table:table-cell>
          <table:table-cell office:value-type="string">
            <text:p>Journal warning limit. Journal used on 95%.</text:p>
          </table:table-cell>
        </table:table-row>
        <table:table-row table:style-name="ro1">
          <table:table-cell office:value-type="string">
            <text:p><text:s/>0x80010002</text:p>
          </table:table-cell>
          <table:table-cell office:value-type="string">
            <text:p>Record ID is out of range</text:p>
          </table:table-cell>
        </table:table-row>
        <table:table-row table:style-name="ro1">
          <table:table-cell office:value-type="string">
            <text:p><text:s/>0x80020005</text:p>
          </table:table-cell>
          <table:table-cell office:value-type="string">
            <text:p>Missing parameter</text:p>
          </table:table-cell>
        </table:table-row>
        <table:table-row table:style-name="ro1">
          <table:table-cell office:value-type="string">
            <text:p><text:s/>0x80040006</text:p>
          </table:table-cell>
          <table:table-cell office:value-type="string">
            <text:p>Purchase is full, end receipt</text:p>
          </table:table-cell>
        </table:table-row>
        <table:table-row table:style-name="ro1">
          <table:table-cell office:value-type="string">
            <text:p><text:s/>0x80040009</text:p>
          </table:table-cell>
          <table:table-cell office:value-type="string">
            <text:p>No such item</text:p>
          </table:table-cell>
        </table:table-row>
        <table:table-row table:style-name="ro1">
          <table:table-cell office:value-type="string">
            <text:p><text:s/>0x8004000B</text:p>
          </table:table-cell>
          <table:table-cell office:value-type="string">
            <text:p>The last possible payment does not settle retail transaction, realize last payment</text:p>
          </table:table-cell>
        </table:table-row>
        <table:table-row table:style-name="ro1">
          <table:table-cell office:value-type="string">
            <text:p><text:s/>0x8004000E</text:p>
          </table:table-cell>
          <table:table-cell office:value-type="string">
            <text:p>Value adjustment limit</text:p>
          </table:table-cell>
        </table:table-row>
        <table:table-row table:style-name="ro1">
          <table:table-cell office:value-type="string">
            <text:p><text:s/>0x8004000F</text:p>
          </table:table-cell>
          <table:table-cell office:value-type="string">
            <text:p>Percent adjustment limit</text:p>
          </table:table-cell>
        </table:table-row>
        <table:table-row table:style-name="ro1">
          <table:table-cell office:value-type="string">
            <text:p><text:s/>0x80040010</text:p>
          </table:table-cell>
          <table:table-cell office:value-type="string">
            <text:p>Zero or negative value of subtotal - at subtotal adjust operation</text:p>
          </table:table-cell>
        </table:table-row>
        <table:table-row table:style-name="ro1">
          <table:table-cell office:value-type="string">
            <text:p><text:s/>0x80040011</text:p>
          </table:table-cell>
          <table:table-cell office:value-type="string">
            <text:p>Price already adjusted</text:p>
          </table:table-cell>
        </table:table-row>
        <table:table-row table:style-name="ro1">
          <table:table-cell office:value-type="string">
            <text:p><text:s/>0x80040012</text:p>
          </table:table-cell>
          <table:table-cell office:value-type="string">
            <text:p>Not adjustable item</text:p>
          </table:table-cell>
        </table:table-row>
        <table:table-row table:style-name="ro1">
          <table:table-cell office:value-type="string">
            <text:p><text:s/>0x80040013</text:p>
          </table:table-cell>
          <table:table-cell office:value-type="string">
            <text:p>Quantity1 is out of range</text:p>
          </table:table-cell>
        </table:table-row>
        <table:table-row table:style-name="ro1">
          <table:table-cell office:value-type="string">
            <text:p><text:s/>0x80040014</text:p>
          </table:table-cell>
          <table:table-cell office:value-type="string">
            <text:p>Quantity2 is out of range</text:p>
          </table:table-cell>
        </table:table-row>
        <table:table-row table:style-name="ro1">
          <table:table-cell office:value-type="string">
            <text:p>0x80040015</text:p>
          </table:table-cell>
          <table:table-cell office:value-type="string">
            <text:p>Total quantity (q1 * q2) is out of range</text:p>
          </table:table-cell>
        </table:table-row>
        <table:table-row table:style-name="ro1">
          <table:table-cell office:value-type="string">
            <text:p>0x80040016</text:p>
          </table:table-cell>
          <table:table-cell office:value-type="string">
            <text:p>Invalid quantity</text:p>
          </table:table-cell>
        </table:table-row>
        <table:table-row table:style-name="ro1">
          <table:table-cell office:value-type="string">
            <text:p>0x80040017</text:p>
          </table:table-cell>
          <table:table-cell office:value-type="string">
            <text:p>Unit price is out of range</text:p>
          </table:table-cell>
        </table:table-row>
        <table:table-row table:style-name="ro1">
          <table:table-cell office:value-type="string">
            <text:p>0x80040018</text:p>
          </table:table-cell>
          <table:table-cell office:value-type="string">
            <text:p>Invalid unit price</text:p>
          </table:table-cell>
        </table:table-row>
        <table:table-row table:style-name="ro1">
          <table:table-cell office:value-type="string">
            <text:p>0x80040019</text:p>
          </table:table-cell>
          <table:table-cell office:value-type="string">
            <text:p>Purchase is in payment</text:p>
          </table:table-cell>
        </table:table-row>
        <table:table-row table:style-name="ro1">
          <table:table-cell office:value-type="string">
            <text:p>0x8004001C</text:p>
          </table:table-cell>
          <table:table-cell office:value-type="string">
            <text:p>Not enough currency</text:p>
          </table:table-cell>
        </table:table-row>
        <table:table-row table:style-name="ro1">
          <table:table-cell office:value-type="string">
            <text:p>0x8004001E</text:p>
          </table:table-cell>
          <table:table-cell office:value-type="string">
            <text:p>Sale impossible inactive PLU</text:p>
          </table:table-cell>
        </table:table-row>
        <table:table-row table:style-name="ro1">
          <table:table-cell office:value-type="string">
            <text:p>0x8004001F</text:p>
          </table:table-cell>
          <table:table-cell office:value-type="string">
            <text:p>Unit price change is not allowed</text:p>
          </table:table-cell>
        </table:table-row>
        <table:table-row table:style-name="ro1">
          <table:table-cell office:value-type="string">
            <text:p>0x80040020</text:p>
          </table:table-cell>
          <table:table-cell office:value-type="string">
            <text:p>Item not found</text:p>
          </table:table-cell>
        </table:table-row>
        <table:table-row table:style-name="ro1">
          <table:table-cell office:value-type="string">
            <text:p>0x80040021</text:p>
          </table:table-cell>
          <table:table-cell office:value-type="string">
            <text:p>Zero total price of PLU</text:p>
          </table:table-cell>
        </table:table-row>
        <table:table-row table:style-name="ro1">
          <table:table-cell office:value-type="string">
            <text:p>0x80040022</text:p>
          </table:table-cell>
          <table:table-cell office:value-type="string">
            <text:p>No sale yet</text:p>
          </table:table-cell>
        </table:table-row>
        <table:table-row table:style-name="ro1">
          <table:table-cell office:value-type="string">
            <text:p>0x80040023</text:p>
          </table:table-cell>
          <table:table-cell office:value-type="string">
            <text:p>Operation is not possible in this state</text:p>
          </table:table-cell>
        </table:table-row>
        <table:table-row table:style-name="ro1">
          <table:table-cell office:value-type="string">
            <text:p>0x80040025</text:p>
          </table:table-cell>
          <table:table-cell office:value-type="string">
            <text:p>Selected item is not returnable container</text:p>
          </table:table-cell>
        </table:table-row>
        <table:table-row table:style-name="ro1">
          <table:table-cell office:value-type="string">
            <text:p>0x80040026</text:p>
          </table:table-cell>
          <table:table-cell office:value-type="string">
            <text:p>Link PLU is not returnable container</text:p>
          </table:table-cell>
        </table:table-row>
        <table:table-row table:style-name="ro1">
          <table:table-cell office:value-type="string">
            <text:p>0x80040028</text:p>
          </table:table-cell>
          <table:table-cell office:value-type="string">
            <text:p>Illegal tender</text:p>
          </table:table-cell>
        </table:table-row>
        <table:table-row table:style-name="ro1">
          <table:table-cell office:value-type="string">
            <text:p>0x80040030</text:p>
          </table:table-cell>
          <table:table-cell office:value-type="string">
            <text:p>Item void is not allowed by reason of subtotal adjustment</text:p>
          </table:table-cell>
        </table:table-row>
        <table:table-row table:style-name="ro1">
          <table:table-cell office:value-type="string">
            <text:p>0x8004003A</text:p>
          </table:table-cell>
          <table:table-cell office:value-type="string">
            <text:p>Void of descriptive PLU is not allowed</text:p>
          </table:table-cell>
        </table:table-row>
        <table:table-row table:style-name="ro1">
          <table:table-cell office:value-type="string">
            <text:p>0x8004003B</text:p>
          </table:table-cell>
          <table:table-cell office:value-type="string">
            <text:p>Sale of descriptive PLU is not allowed</text:p>
          </table:table-cell>
        </table:table-row>
        <table:table-row table:style-name="ro1">
          <table:table-cell office:value-type="string">
            <text:p>0x8004003C</text:p>
          </table:table-cell>
          <table:table-cell office:value-type="string">
            <text:p>Bad tender value</text:p>
          </table:table-cell>
        </table:table-row>
        <table:table-row table:style-name="ro1">
          <table:table-cell office:value-type="string">
            <text:p>0x8004003F</text:p>
          </table:table-cell>
          <table:table-cell office:value-type="string">
            <text:p>Invalid quantity1 value</text:p>
          </table:table-cell>
        </table:table-row>
        <table:table-row table:style-name="ro1">
          <table:table-cell office:value-type="string">
            <text:p>0x80040040</text:p>
          </table:table-cell>
          <table:table-cell office:value-type="string">
            <text:p>Invalid quantity2 value</text:p>
          </table:table-cell>
        </table:table-row>
        <table:table-row table:style-name="ro1">
          <table:table-cell office:value-type="string">
            <text:p>0x80040041</text:p>
          </table:table-cell>
          <table:table-cell office:value-type="string">
            <text:p>Invalid payment value</text:p>
          </table:table-cell>
        </table:table-row>
        <table:table-row table:style-name="ro1">
          <table:table-cell office:value-type="string">
            <text:p>0x80040042</text:p>
          </table:table-cell>
          <table:table-cell office:value-type="string">
            <text:p>Too large payment value</text:p>
          </table:table-cell>
        </table:table-row>
        <table:table-row table:style-name="ro1">
          <table:table-cell office:value-type="string">
            <text:p>0x80040043</text:p>
          </table:table-cell>
          <table:table-cell office:value-type="string">
            <text:p>Change too large</text:p>
          </table:table-cell>
        </table:table-row>
        <table:table-row table:style-name="ro1">
          <table:table-cell office:value-type="string">
            <text:p>0x80040044</text:p>
          </table:table-cell>
          <table:table-cell office:value-type="string">
            <text:p>No item in the purchase</text:p>
          </table:table-cell>
        </table:table-row>
        <table:table-row table:style-name="ro1">
          <table:table-cell office:value-type="string">
            <text:p>0x80040049</text:p>
          </table:table-cell>
          <table:table-cell office:value-type="string">
            <text:p>Not enough foreign currency</text:p>
          </table:table-cell>
        </table:table-row>
        <table:table-row table:style-name="ro1">
          <table:table-cell office:value-type="string">
            <text:p>0x8005000A</text:p>
          </table:table-cell>
          <table:table-cell office:value-type="string">
            <text:p>Unable to execute daily report, report already done</text:p>
          </table:table-cell>
        </table:table-row>
        <table:table-row table:style-name="ro1">
          <table:table-cell office:value-type="string">
            <text:p>0x8005000B</text:p>
          </table:table-cell>
          <table:table-cell office:value-type="string">
            <text:p>Unable to execute monthly report, no daily report was done</text:p>
          </table:table-cell>
        </table:table-row>
        <table:table-row table:style-name="ro1">
          <table:table-cell office:value-type="string">
            <text:p>0x8005000C</text:p>
          </table:table-cell>
          <table:table-cell office:value-type="string">
            <text:p>Unable to execute monthly report, report already done</text:p>
          </table:table-cell>
        </table:table-row>
        <table:table-row table:style-name="ro1">
          <table:table-cell office:value-type="string">
            <text:p>0x8005000E</text:p>
          </table:table-cell>
          <table:table-cell office:value-type="string">
            <text:p>Autoexport txt journal error</text:p>
          </table:table-cell>
        </table:table-row>
        <table:table-row table:style-name="ro1">
          <table:table-cell office:value-type="string">
            <text:p>0x80060007</text:p>
          </table:table-cell>
          <table:table-cell office:value-type="string">
            <text:p>Unknown record</text:p>
          </table:table-cell>
        </table:table-row>
        <table:table-row table:style-name="ro1">
          <table:table-cell office:value-type="string">
            <text:p>0x80060009</text:p>
          </table:table-cell>
          <table:table-cell office:value-type="string">
            <text:p>Unsupported table</text:p>
          </table:table-cell>
        </table:table-row>
        <table:table-row table:style-name="ro1">
          <table:table-cell office:value-type="string">
            <text:p>0x8006000A</text:p>
          </table:table-cell>
          <table:table-cell office:value-type="string">
            <text:p>Unknown record attribute</text:p>
          </table:table-cell>
        </table:table-row>
        <table:table-row table:style-name="ro1">
          <table:table-cell office:value-type="string">
            <text:p>0x8006000C</text:p>
          </table:table-cell>
          <table:table-cell office:value-type="string">
            <text:p>Value cannot be set (read-only attribute or the change requirements are not fulfilled )</text:p>
          </table:table-cell>
        </table:table-row>
        <table:table-row table:style-name="ro1">
          <table:table-cell office:value-type="string">
            <text:p>0x80060012</text:p>
          </table:table-cell>
          <table:table-cell office:value-type="string">
            <text:p>Value cannot be set daily report required</text:p>
          </table:table-cell>
        </table:table-row>
        <table:table-row table:style-name="ro1">
          <table:table-cell office:value-type="string">
            <text:p>0x80060013</text:p>
          </table:table-cell>
          <table:table-cell office:value-type="string">
            <text:p>Value cannot be set, monthly report required</text:p>
          </table:table-cell>
        </table:table-row>
        <table:table-row table:style-name="ro1">
          <table:table-cell office:value-type="string">
            <text:p>0x80060014</text:p>
          </table:table-cell>
          <table:table-cell office:value-type="string">
            <text:p>Operation cannot be executed (requirements are not fulfilled)</text:p>
          </table:table-cell>
        </table:table-row>
        <table:table-row table:style-name="ro1">
          <table:table-cell office:value-type="string">
            <text:p>0x80060018</text:p>
          </table:table-cell>
          <table:table-cell office:value-type="string">
            <text:p>Value cannot be set, bar code duplicity</text:p>
          </table:table-cell>
        </table:table-row>
        <table:table-row table:style-name="ro1">
          <table:table-cell office:value-type="string">
            <text:p>0x80060019</text:p>
          </table:table-cell>
          <table:table-cell office:value-type="string">
            <text:p>Unsupported or bad record value</text:p>
          </table:table-cell>
        </table:table-row>
        <table:table-row table:style-name="ro1">
          <table:table-cell office:value-type="string">
            <text:p>0x8006001A</text:p>
          </table:table-cell>
          <table:table-cell office:value-type="string">
            <text:p>No graphic logo</text:p>
          </table:table-cell>
        </table:table-row>
        <table:table-row table:style-name="ro1">
          <table:table-cell office:value-type="string">
            <text:p>0x8006001B</text:p>
          </table:table-cell>
          <table:table-cell office:value-type="string">
            <text:p>Header was not set</text:p>
          </table:table-cell>
        </table:table-row>
        <table:table-row table:style-name="ro1">
          <table:table-cell office:value-type="string">
            <text:p>0x80070007</text:p>
          </table:table-cell>
          <table:table-cell office:value-type="string">
            <text:p>Unsupported operation</text:p>
          </table:table-cell>
        </table:table-row>
        <table:table-row table:style-name="ro1">
          <table:table-cell office:value-type="string">
            <text:p>0x80070009</text:p>
          </table:table-cell>
          <table:table-cell office:value-type="string">
            <text:p>ECR is busy</text:p>
          </table:table-cell>
        </table:table-row>
        <table:table-row table:style-name="ro1">
          <table:table-cell office:value-type="string">
            <text:p>0x8007000A</text:p>
          </table:table-cell>
          <table:table-cell office:value-type="string">
            <text:p>Connection refused</text:p>
          </table:table-cell>
        </table:table-row>
        <table:table-row table:style-name="ro1">
          <table:table-cell office:value-type="string">
            <text:p>0x8101006A</text:p>
          </table:table-cell>
          <table:table-cell office:value-type="string">
            <text:p>Illegal or unsupported operation, or invalid parameter value</text:p>
          </table:table-cell>
        </table:table-row>
        <table:table-row table:style-name="ro1">
          <table:table-cell office:value-type="string">
            <text:p>0x810100C9</text:p>
          </table:table-cell>
          <table:table-cell office:value-type="string">
            <text:p>Cover is open</text:p>
          </table:table-cell>
        </table:table-row>
        <table:table-row table:style-name="ro1">
          <table:table-cell office:value-type="string">
            <text:p>0x810100CA</text:p>
          </table:table-cell>
          <table:table-cell office:value-type="string">
            <text:p>Missing journal paper</text:p>
          </table:table-cell>
        </table:table-row>
        <table:table-row table:style-name="ro1">
          <table:table-cell office:value-type="string">
            <text:p>0x810100CB</text:p>
          </table:table-cell>
          <table:table-cell office:value-type="string">
            <text:p>Missing receipt paper</text:p>
          </table:table-cell>
        </table:table-row>
        <table:table-row table:style-name="ro1">
          <table:table-cell office:value-type="string">
            <text:p>0x810100D8</text:p>
          </table:table-cell>
          <table:table-cell office:value-type="string">
            <text:p>Receipt total overflow</text:p>
          </table:table-cell>
        </table:table-row>
        <table:table-row table:style-name="ro1">
          <table:table-cell office:value-type="string">
            <text:p>0x810100DC</text:p>
          </table:table-cell>
          <table:table-cell office:value-type="string">
            <text:p>Negative total (in one tax group at least) – in the case of first payment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0T12:31:41</meta:creation-date>
    <dc:date>2013-07-20T12:52:58</dc:date>
    <meta:editing-duration>PT6M7S</meta:editing-duration>
    <meta:editing-cycles>1</meta:editing-cycles>
    <meta:document-statistic meta:table-count="1" meta:cell-count="134" meta:object-count="0"/>
    <meta:generator>LibreOffice/4.0.2.2$Linux_X86_64 LibreOffice_project/400m0$Build-2</meta:generator>
  </office:meta>
</office:document-meta>
</file>